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10-1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348783373" calcext:value-type="float">
            <text:p>11348783373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ce1" office:value-type="float" office:value="59312551756" calcext:value-type="float">
            <text:p>5931255175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11584216" calcext:value-type="float">
            <text:p>11011584216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ce1" office:value-type="float" office:value="19204135106" calcext:value-type="float">
            <text:p>1920413510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122740128" calcext:value-type="float">
            <text:p>11122740128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ce1" office:value-type="float" office:value="60412947008" calcext:value-type="float">
            <text:p>604129470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76405390" calcext:value-type="float">
            <text:p>11176405390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ce1" office:value-type="float" office:value="19626285372" calcext:value-type="float">
            <text:p>1962628537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68939952" calcext:value-type="float">
            <text:p>11068939952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ce1" office:value-type="float" office:value="56165115808" calcext:value-type="float">
            <text:p>561651158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12214603" calcext:value-type="float">
            <text:p>11312214603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ce1" office:value-type="float" office:value="19781537855" calcext:value-type="float">
            <text:p>1978153785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220929518" calcext:value-type="float">
            <text:p>11220929518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ce1" office:value-type="float" office:value="55992613349" calcext:value-type="float">
            <text:p>5599261334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29022616" calcext:value-type="float">
            <text:p>11329022616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ce1" office:value-type="float" office:value="19864720074" calcext:value-type="float">
            <text:p>1986472007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82692122" calcext:value-type="float">
            <text:p>11082692122</text:p>
          </table:table-cell>
          <table:table-cell office:value-type="float" office:value="4.37621" calcext:value-type="float">
            <text:p>4,37621</text:p>
          </table:table-cell>
          <table:table-cell office:value-type="float" office:value="1291" calcext:value-type="float">
            <text:p>1291</text:p>
          </table:table-cell>
          <table:table-cell office:value-type="float" office:value="5.55512" calcext:value-type="float">
            <text:p>5,55512</text:p>
          </table:table-cell>
          <table:table-cell table:style-name="ce1" office:value-type="float" office:value="56992510420" calcext:value-type="float">
            <text:p>569925104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14339468" calcext:value-type="float">
            <text:p>11314339468</text:p>
          </table:table-cell>
          <table:table-cell office:value-type="float" office:value="0.878688" calcext:value-type="float">
            <text:p>0,878688</text:p>
          </table:table-cell>
          <table:table-cell office:value-type="float" office:value="948" calcext:value-type="float">
            <text:p>948</text:p>
          </table:table-cell>
          <table:table-cell office:value-type="float" office:value="1.37734" calcext:value-type="float">
            <text:p>1,37734</text:p>
          </table:table-cell>
          <table:table-cell table:style-name="ce1" office:value-type="float" office:value="19855880065" calcext:value-type="float">
            <text:p>1985588006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104848" calcext:value-type="float">
            <text:p>0,104848</text:p>
          </table:table-cell>
          <table:table-cell table:formula="of:=([.C3]+[.C4]+[.C5]+[.C6]+[.C7])/5" office:value-type="float" office:value="13" calcext:value-type="float">
            <text:p>13</text:p>
          </table:table-cell>
          <table:table-cell table:formula="of:=([.D3]+[.D4]+[.D5]+[.D6]+[.D7])/5" office:value-type="float" office:value="0.106145" calcext:value-type="float">
            <text:p>0,106145</text:p>
          </table:table-cell>
          <table:table-cell table:style-name="ce1" table:formula="of:=([.E3]+[.E4]+[.E5]+[.E6]+[.E7])/5" office:value-type="float" office:value="11168817018.6" calcext:value-type="float">
            <text:p>11168817018,6</text:p>
          </table:table-cell>
          <table:table-cell table:formula="of:=([.F3]+[.F4]+[.F5]+[.F6]+[.F7])/5" office:value-type="float" office:value="4.37621" calcext:value-type="float">
            <text:p>4,37621</text:p>
          </table:table-cell>
          <table:table-cell table:formula="of:=([.G3]+[.G4]+[.G5]+[.G6]+[.G7])/5" office:value-type="float" office:value="1291" calcext:value-type="float">
            <text:p>1291</text:p>
          </table:table-cell>
          <table:table-cell table:formula="of:=([.H3]+[.H4]+[.H5]+[.H6]+[.H7])/5" office:value-type="float" office:value="5.55512" calcext:value-type="float">
            <text:p>5,55512</text:p>
          </table:table-cell>
          <table:table-cell table:style-name="ce1" table:formula="of:=([.I3]+[.I4]+[.I5]+[.I6]+[.I7])/5" office:value-type="float" office:value="57775147668.2" calcext:value-type="float">
            <text:p>57775147668,2</text:p>
          </table:table-cell>
          <table:table-cell table:formula="of:=([.J3]+[.J4]+[.J5]+[.J6]+[.J7])/5" office:value-type="float" office:value="0.117006" calcext:value-type="float">
            <text:p>0,117006</text:p>
          </table:table-cell>
          <table:table-cell table:formula="of:=([.K3]+[.K4]+[.K5]+[.K6]+[.K7])/5" office:value-type="float" office:value="0" calcext:value-type="float">
            <text:p>0</text:p>
          </table:table-cell>
          <table:table-cell table:formula="of:=([.L3]+[.L4]+[.L5]+[.L6]+[.L7])/5" office:value-type="float" office:value="0.117006" calcext:value-type="float">
            <text:p>0,117006</text:p>
          </table:table-cell>
          <table:table-cell table:style-name="ce1" table:formula="of:=([.M3]+[.M4]+[.M5]+[.M6]+[.M7])/5" office:value-type="float" office:value="11228713258.6" calcext:value-type="float">
            <text:p>11228713258,6</text:p>
          </table:table-cell>
          <table:table-cell table:formula="of:=([.N3]+[.N4]+[.N5]+[.N6]+[.N7])/5" office:value-type="float" office:value="0.878688" calcext:value-type="float">
            <text:p>0,878688</text:p>
          </table:table-cell>
          <table:table-cell table:formula="of:=([.O3]+[.O4]+[.O5]+[.O6]+[.O7])/5" office:value-type="float" office:value="948" calcext:value-type="float">
            <text:p>948</text:p>
          </table:table-cell>
          <table:table-cell table:formula="of:=([.P3]+[.P4]+[.P5]+[.P6]+[.P7])/5" office:value-type="float" office:value="1.37734" calcext:value-type="float">
            <text:p>1,37734</text:p>
          </table:table-cell>
          <table:table-cell table:style-name="ce1" table:formula="of:=([.Q3]+[.Q4]+[.Q5]+[.Q6]+[.Q7])/5" office:value-type="float" office:value="19666511694.4" calcext:value-type="float">
            <text:p>19666511694,4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204538038" calcext:value-type="float">
            <text:p>11204538038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ce1" office:value-type="float" office:value="56762183120" calcext:value-type="float">
            <text:p>567621831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49695577" calcext:value-type="float">
            <text:p>11249695577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ce1" office:value-type="float" office:value="19509193443" calcext:value-type="float">
            <text:p>19509193443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31273351" calcext:value-type="float">
            <text:p>10831273351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ce1" office:value-type="float" office:value="57465896120" calcext:value-type="float">
            <text:p>5746589612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94463535" calcext:value-type="float">
            <text:p>11294463535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ce1" office:value-type="float" office:value="19834239915" calcext:value-type="float">
            <text:p>1983423991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109366753" calcext:value-type="float">
            <text:p>11109366753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ce1" office:value-type="float" office:value="57738523988" calcext:value-type="float">
            <text:p>5773852398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41869956" calcext:value-type="float">
            <text:p>11341869956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ce1" office:value-type="float" office:value="19915797178" calcext:value-type="float">
            <text:p>1991579717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59938252" calcext:value-type="float">
            <text:p>10759938252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ce1" office:value-type="float" office:value="57099600152" calcext:value-type="float">
            <text:p>5709960015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65511171" calcext:value-type="float">
            <text:p>11265511171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ce1" office:value-type="float" office:value="20089359573" calcext:value-type="float">
            <text:p>2008935957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71039727" calcext:value-type="float">
            <text:p>11071039727</text:p>
          </table:table-cell>
          <table:table-cell office:value-type="float" office:value="3.91498" calcext:value-type="float">
            <text:p>3,91498</text:p>
          </table:table-cell>
          <table:table-cell office:value-type="float" office:value="1226" calcext:value-type="float">
            <text:p>1226</text:p>
          </table:table-cell>
          <table:table-cell office:value-type="float" office:value="4.98973" calcext:value-type="float">
            <text:p>4,98973</text:p>
          </table:table-cell>
          <table:table-cell table:style-name="ce1" office:value-type="float" office:value="57173044040" calcext:value-type="float">
            <text:p>571730440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30166220" calcext:value-type="float">
            <text:p>11130166220</text:p>
          </table:table-cell>
          <table:table-cell office:value-type="float" office:value="0.961531" calcext:value-type="float">
            <text:p>0,961531</text:p>
          </table:table-cell>
          <table:table-cell office:value-type="float" office:value="1035" calcext:value-type="float">
            <text:p>1035</text:p>
          </table:table-cell>
          <table:table-cell office:value-type="float" office:value="1.49846" calcext:value-type="float">
            <text:p>1,49846</text:p>
          </table:table-cell>
          <table:table-cell table:style-name="ce1" office:value-type="float" office:value="19700273776" calcext:value-type="float">
            <text:p>1970027377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848" calcext:value-type="float">
            <text:p>0,104848</text:p>
          </table:table-cell>
          <table:table-cell table:formula="of:=([.C10]+[.C11]+[.C12]+[.C13]+[.C14])/5" office:value-type="float" office:value="13" calcext:value-type="float">
            <text:p>13</text:p>
          </table:table-cell>
          <table:table-cell table:formula="of:=([.D10]+[.D11]+[.D12]+[.D13]+[.D14])/5" office:value-type="float" office:value="0.106145" calcext:value-type="float">
            <text:p>0,106145</text:p>
          </table:table-cell>
          <table:table-cell table:style-name="ce1" table:formula="of:=([.E10]+[.E11]+[.E12]+[.E13]+[.E14])/5" office:value-type="float" office:value="10995231224.2" calcext:value-type="float">
            <text:p>10995231224,2</text:p>
          </table:table-cell>
          <table:table-cell table:formula="of:=([.F10]+[.F11]+[.F12]+[.F13]+[.F14])/5" office:value-type="float" office:value="3.91498" calcext:value-type="float">
            <text:p>3,91498</text:p>
          </table:table-cell>
          <table:table-cell table:formula="of:=([.G10]+[.G11]+[.G12]+[.G13]+[.G14])/5" office:value-type="float" office:value="1226" calcext:value-type="float">
            <text:p>1226</text:p>
          </table:table-cell>
          <table:table-cell table:formula="of:=([.H10]+[.H11]+[.H12]+[.H13]+[.H14])/5" office:value-type="float" office:value="4.98973" calcext:value-type="float">
            <text:p>4,98973</text:p>
          </table:table-cell>
          <table:table-cell table:style-name="ce1" table:formula="of:=([.I10]+[.I11]+[.I12]+[.I13]+[.I14])/5" office:value-type="float" office:value="57247849484" calcext:value-type="float">
            <text:p>57247849484</text:p>
          </table:table-cell>
          <table:table-cell table:formula="of:=([.J10]+[.J11]+[.J12]+[.J13]+[.J14])/5" office:value-type="float" office:value="0.117006" calcext:value-type="float">
            <text:p>0,117006</text:p>
          </table:table-cell>
          <table:table-cell table:formula="of:=([.K10]+[.K11]+[.K12]+[.K13]+[.K14])/5" office:value-type="float" office:value="0" calcext:value-type="float">
            <text:p>0</text:p>
          </table:table-cell>
          <table:table-cell table:formula="of:=([.L10]+[.L11]+[.L12]+[.L13]+[.L14])/5" office:value-type="float" office:value="0.117006" calcext:value-type="float">
            <text:p>0,117006</text:p>
          </table:table-cell>
          <table:table-cell table:style-name="ce1" table:formula="of:=([.M10]+[.M11]+[.M12]+[.M13]+[.M14])/5" office:value-type="float" office:value="11256341291.8" calcext:value-type="float">
            <text:p>11256341291,8</text:p>
          </table:table-cell>
          <table:table-cell table:formula="of:=([.N10]+[.N11]+[.N12]+[.N13]+[.N14])/5" office:value-type="float" office:value="0.961531" calcext:value-type="float">
            <text:p>0,961531</text:p>
          </table:table-cell>
          <table:table-cell table:formula="of:=([.O10]+[.O11]+[.O12]+[.O13]+[.O14])/5" office:value-type="float" office:value="1035" calcext:value-type="float">
            <text:p>1035</text:p>
          </table:table-cell>
          <table:table-cell table:formula="of:=([.P10]+[.P11]+[.P12]+[.P13]+[.P14])/5" office:value-type="float" office:value="1.49846" calcext:value-type="float">
            <text:p>1,49846</text:p>
          </table:table-cell>
          <table:table-cell table:style-name="ce1" table:formula="of:=([.Q10]+[.Q11]+[.Q12]+[.Q13]+[.Q14])/5" office:value-type="float" office:value="19809772777" calcext:value-type="float">
            <text:p>19809772777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61507174" calcext:value-type="float">
            <text:p>10861507174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ce1" office:value-type="float" office:value="57101990653" calcext:value-type="float">
            <text:p>5710199065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14987019" calcext:value-type="float">
            <text:p>11214987019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ce1" office:value-type="float" office:value="19391711044" calcext:value-type="float">
            <text:p>1939171104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704175697" calcext:value-type="float">
            <text:p>10704175697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ce1" office:value-type="float" office:value="56854948948" calcext:value-type="float">
            <text:p>5685494894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20166272" calcext:value-type="float">
            <text:p>11320166272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ce1" office:value-type="float" office:value="19820466807" calcext:value-type="float">
            <text:p>1982046680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28731808" calcext:value-type="float">
            <text:p>10828731808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ce1" office:value-type="float" office:value="56859119760" calcext:value-type="float">
            <text:p>5685911976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29518510" calcext:value-type="float">
            <text:p>11329518510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ce1" office:value-type="float" office:value="19879698801" calcext:value-type="float">
            <text:p>1987969880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921117770" calcext:value-type="float">
            <text:p>10921117770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ce1" office:value-type="float" office:value="57165589432" calcext:value-type="float">
            <text:p>5716558943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62574773" calcext:value-type="float">
            <text:p>11162574773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ce1" office:value-type="float" office:value="19763625358" calcext:value-type="float">
            <text:p>1976362535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933852167" calcext:value-type="float">
            <text:p>10933852167</text:p>
          </table:table-cell>
          <table:table-cell office:value-type="float" office:value="3.85576" calcext:value-type="float">
            <text:p>3,85576</text:p>
          </table:table-cell>
          <table:table-cell office:value-type="float" office:value="1308" calcext:value-type="float">
            <text:p>1308</text:p>
          </table:table-cell>
          <table:table-cell office:value-type="float" office:value="5.01476" calcext:value-type="float">
            <text:p>5,01476</text:p>
          </table:table-cell>
          <table:table-cell table:style-name="ce1" office:value-type="float" office:value="57320529922" calcext:value-type="float">
            <text:p>573205299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42224947" calcext:value-type="float">
            <text:p>11342224947</text:p>
          </table:table-cell>
          <table:table-cell office:value-type="float" office:value="0.889206" calcext:value-type="float">
            <text:p>0,889206</text:p>
          </table:table-cell>
          <table:table-cell office:value-type="float" office:value="918" calcext:value-type="float">
            <text:p>918</text:p>
          </table:table-cell>
          <table:table-cell office:value-type="float" office:value="1.37637" calcext:value-type="float">
            <text:p>1,37637</text:p>
          </table:table-cell>
          <table:table-cell table:style-name="ce1" office:value-type="float" office:value="19341555675" calcext:value-type="float">
            <text:p>1934155567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10849876923.2" calcext:value-type="float">
            <text:p>10849876923,2</text:p>
          </table:table-cell>
          <table:table-cell table:formula="of:=([.F17]+[.F18]+[.F19]+[.F20]+[.F21])/5" office:value-type="float" office:value="3.85576" calcext:value-type="float">
            <text:p>3,85576</text:p>
          </table:table-cell>
          <table:table-cell table:formula="of:=([.G17]+[.G18]+[.G19]+[.G20]+[.G21])/5" office:value-type="float" office:value="1308" calcext:value-type="float">
            <text:p>1308</text:p>
          </table:table-cell>
          <table:table-cell table:formula="of:=([.H17]+[.H18]+[.H19]+[.H20]+[.H21])/5" office:value-type="float" office:value="5.01476" calcext:value-type="float">
            <text:p>5,01476</text:p>
          </table:table-cell>
          <table:table-cell table:style-name="ce1" table:formula="of:=([.I17]+[.I18]+[.I19]+[.I20]+[.I21])/5" office:value-type="float" office:value="57060435743" calcext:value-type="float">
            <text:p>57060435743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11273894304.2" calcext:value-type="float">
            <text:p>11273894304,2</text:p>
          </table:table-cell>
          <table:table-cell table:formula="of:=([.N17]+[.N18]+[.N19]+[.N20]+[.N21])/5" office:value-type="float" office:value="0.889206" calcext:value-type="float">
            <text:p>0,889206</text:p>
          </table:table-cell>
          <table:table-cell table:formula="of:=([.O17]+[.O18]+[.O19]+[.O20]+[.O21])/5" office:value-type="float" office:value="918" calcext:value-type="float">
            <text:p>918</text:p>
          </table:table-cell>
          <table:table-cell table:formula="of:=([.P17]+[.P18]+[.P19]+[.P20]+[.P21])/5" office:value-type="float" office:value="1.37637" calcext:value-type="float">
            <text:p>1,37637</text:p>
          </table:table-cell>
          <table:table-cell table:style-name="ce1" table:formula="of:=([.Q17]+[.Q18]+[.Q19]+[.Q20]+[.Q21])/5" office:value-type="float" office:value="19639411537" calcext:value-type="float">
            <text:p>19639411537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670904008" calcext:value-type="float">
            <text:p>10670904008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ce1" office:value-type="float" office:value="57719457527" calcext:value-type="float">
            <text:p>5771945752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06128623" calcext:value-type="float">
            <text:p>11306128623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ce1" office:value-type="float" office:value="19401797945" calcext:value-type="float">
            <text:p>1940179794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487345486" calcext:value-type="float">
            <text:p>11487345486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ce1" office:value-type="float" office:value="58154875775" calcext:value-type="float">
            <text:p>5815487577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10533408" calcext:value-type="float">
            <text:p>11310533408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ce1" office:value-type="float" office:value="19975175737" calcext:value-type="float">
            <text:p>1997517573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812197007" calcext:value-type="float">
            <text:p>11812197007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ce1" office:value-type="float" office:value="56891866149" calcext:value-type="float">
            <text:p>5689186614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64680969" calcext:value-type="float">
            <text:p>11364680969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ce1" office:value-type="float" office:value="19408391464" calcext:value-type="float">
            <text:p>1940839146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35275431" calcext:value-type="float">
            <text:p>11635275431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ce1" office:value-type="float" office:value="57063628111" calcext:value-type="float">
            <text:p>5706362811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04788343" calcext:value-type="float">
            <text:p>11304788343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ce1" office:value-type="float" office:value="19053226937" calcext:value-type="float">
            <text:p>1905322693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539119374" calcext:value-type="float">
            <text:p>11539119374</text:p>
          </table:table-cell>
          <table:table-cell office:value-type="float" office:value="3.70524" calcext:value-type="float">
            <text:p>3,70524</text:p>
          </table:table-cell>
          <table:table-cell office:value-type="float" office:value="1214" calcext:value-type="float">
            <text:p>1214</text:p>
          </table:table-cell>
          <table:table-cell office:value-type="float" office:value="4.83351" calcext:value-type="float">
            <text:p>4,83351</text:p>
          </table:table-cell>
          <table:table-cell table:style-name="ce1" office:value-type="float" office:value="56725393065" calcext:value-type="float">
            <text:p>5672539306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474910392" calcext:value-type="float">
            <text:p>11474910392</text:p>
          </table:table-cell>
          <table:table-cell office:value-type="float" office:value="0.75503" calcext:value-type="float">
            <text:p>0,75503</text:p>
          </table:table-cell>
          <table:table-cell office:value-type="float" office:value="986" calcext:value-type="float">
            <text:p>986</text:p>
          </table:table-cell>
          <table:table-cell office:value-type="float" office:value="1.24996" calcext:value-type="float">
            <text:p>1,24996</text:p>
          </table:table-cell>
          <table:table-cell table:style-name="ce1" office:value-type="float" office:value="19268290387" calcext:value-type="float">
            <text:p>1926829038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04848" calcext:value-type="float">
            <text:p>0,104848</text:p>
          </table:table-cell>
          <table:table-cell table:formula="of:=([.C24]+[.C25]+[.C26]+[.C27]+[.C28])/5" office:value-type="float" office:value="13" calcext:value-type="float">
            <text:p>13</text:p>
          </table:table-cell>
          <table:table-cell table:formula="of:=([.D24]+[.D25]+[.D26]+[.D27]+[.D28])/5" office:value-type="float" office:value="0.106145" calcext:value-type="float">
            <text:p>0,106145</text:p>
          </table:table-cell>
          <table:table-cell table:style-name="ce1" table:formula="of:=([.E24]+[.E25]+[.E26]+[.E27]+[.E28])/5" office:value-type="float" office:value="11428968261.2" calcext:value-type="float">
            <text:p>11428968261,2</text:p>
          </table:table-cell>
          <table:table-cell table:formula="of:=([.F24]+[.F25]+[.F26]+[.F27]+[.F28])/5" office:value-type="float" office:value="3.70524" calcext:value-type="float">
            <text:p>3,70524</text:p>
          </table:table-cell>
          <table:table-cell table:formula="of:=([.G24]+[.G25]+[.G26]+[.G27]+[.G28])/5" office:value-type="float" office:value="1214" calcext:value-type="float">
            <text:p>1214</text:p>
          </table:table-cell>
          <table:table-cell table:formula="of:=([.H24]+[.H25]+[.H26]+[.H27]+[.H28])/5" office:value-type="float" office:value="4.83351" calcext:value-type="float">
            <text:p>4,83351</text:p>
          </table:table-cell>
          <table:table-cell table:style-name="ce1" table:formula="of:=([.I24]+[.I25]+[.I26]+[.I27]+[.I28])/5" office:value-type="float" office:value="57311044125.4" calcext:value-type="float">
            <text:p>57311044125,4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style-name="ce1" table:formula="of:=([.M24]+[.M25]+[.M26]+[.M27]+[.M28])/5" office:value-type="float" office:value="11352208347" calcext:value-type="float">
            <text:p>11352208347</text:p>
          </table:table-cell>
          <table:table-cell table:formula="of:=([.N24]+[.N25]+[.N26]+[.N27]+[.N28])/5" office:value-type="float" office:value="0.75503" calcext:value-type="float">
            <text:p>0,75503</text:p>
          </table:table-cell>
          <table:table-cell table:formula="of:=([.O24]+[.O25]+[.O26]+[.O27]+[.O28])/5" office:value-type="float" office:value="986" calcext:value-type="float">
            <text:p>986</text:p>
          </table:table-cell>
          <table:table-cell table:formula="of:=([.P24]+[.P25]+[.P26]+[.P27]+[.P28])/5" office:value-type="float" office:value="1.24996" calcext:value-type="float">
            <text:p>1,24996</text:p>
          </table:table-cell>
          <table:table-cell table:style-name="ce1" table:formula="of:=([.Q24]+[.Q25]+[.Q26]+[.Q27]+[.Q28])/5" office:value-type="float" office:value="19421376494" calcext:value-type="float">
            <text:p>1942137649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06638009" calcext:value-type="float">
            <text:p>11606638009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ce1" office:value-type="float" office:value="56843932387" calcext:value-type="float">
            <text:p>5684393238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90023277" calcext:value-type="float">
            <text:p>11290023277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ce1" office:value-type="float" office:value="19622014560" calcext:value-type="float">
            <text:p>1962201456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71518668" calcext:value-type="float">
            <text:p>11671518668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ce1" office:value-type="float" office:value="56968621293" calcext:value-type="float">
            <text:p>5696862129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461422499" calcext:value-type="float">
            <text:p>11461422499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ce1" office:value-type="float" office:value="19082030285" calcext:value-type="float">
            <text:p>19082030285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54931980" calcext:value-type="float">
            <text:p>11654931980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ce1" office:value-type="float" office:value="57021258509" calcext:value-type="float">
            <text:p>5702125850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61884573" calcext:value-type="float">
            <text:p>11361884573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ce1" office:value-type="float" office:value="18936469089" calcext:value-type="float">
            <text:p>1893646908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52106879" calcext:value-type="float">
            <text:p>11652106879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ce1" office:value-type="float" office:value="58104416112" calcext:value-type="float">
            <text:p>5810441611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69729788" calcext:value-type="float">
            <text:p>11369729788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ce1" office:value-type="float" office:value="19722936763" calcext:value-type="float">
            <text:p>1972293676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642606220" calcext:value-type="float">
            <text:p>11642606220</text:p>
          </table:table-cell>
          <table:table-cell office:value-type="float" office:value="3.16311" calcext:value-type="float">
            <text:p>3,16311</text:p>
          </table:table-cell>
          <table:table-cell office:value-type="float" office:value="1098" calcext:value-type="float">
            <text:p>1098</text:p>
          </table:table-cell>
          <table:table-cell office:value-type="float" office:value="4.12353" calcext:value-type="float">
            <text:p>4,12353</text:p>
          </table:table-cell>
          <table:table-cell table:style-name="ce1" office:value-type="float" office:value="58169658922" calcext:value-type="float">
            <text:p>581696589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10388609" calcext:value-type="float">
            <text:p>11310388609</text:p>
          </table:table-cell>
          <table:table-cell office:value-type="float" office:value="0.900865" calcext:value-type="float">
            <text:p>0,900865</text:p>
          </table:table-cell>
          <table:table-cell office:value-type="float" office:value="830" calcext:value-type="float">
            <text:p>830</text:p>
          </table:table-cell>
          <table:table-cell office:value-type="float" office:value="1.34695" calcext:value-type="float">
            <text:p>1,34695</text:p>
          </table:table-cell>
          <table:table-cell table:style-name="ce1" office:value-type="float" office:value="19929787463" calcext:value-type="float">
            <text:p>19929787463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104848" calcext:value-type="float">
            <text:p>0,104848</text:p>
          </table:table-cell>
          <table:table-cell table:style-name="ce9" table:formula="of:=([.C31]+[.C32]+[.C33]+[.C34]+[.C35])/5" office:value-type="float" office:value="13" calcext:value-type="float">
            <text:p>13</text:p>
          </table:table-cell>
          <table:table-cell table:style-name="ce9" table:formula="of:=([.D31]+[.D32]+[.D33]+[.D34]+[.D35])/5" office:value-type="float" office:value="0.106145" calcext:value-type="float">
            <text:p>0,106145</text:p>
          </table:table-cell>
          <table:table-cell table:style-name="ce2" table:formula="of:=([.E31]+[.E32]+[.E33]+[.E34]+[.E35])/5" office:value-type="float" office:value="11645560351.2" calcext:value-type="float">
            <text:p>11645560351,2</text:p>
          </table:table-cell>
          <table:table-cell table:style-name="ce9" table:formula="of:=([.F31]+[.F32]+[.F33]+[.F34]+[.F35])/5" office:value-type="float" office:value="3.16311" calcext:value-type="float">
            <text:p>3,16311</text:p>
          </table:table-cell>
          <table:table-cell table:style-name="ce9" table:formula="of:=([.G31]+[.G32]+[.G33]+[.G34]+[.G35])/5" office:value-type="float" office:value="1098" calcext:value-type="float">
            <text:p>1098</text:p>
          </table:table-cell>
          <table:table-cell table:style-name="ce9" table:formula="of:=([.H31]+[.H32]+[.H33]+[.H34]+[.H35])/5" office:value-type="float" office:value="4.12353" calcext:value-type="float">
            <text:p>4,12353</text:p>
          </table:table-cell>
          <table:table-cell table:style-name="ce2" table:formula="of:=([.I31]+[.I32]+[.I33]+[.I34]+[.I35])/5" office:value-type="float" office:value="57421577444.6" calcext:value-type="float">
            <text:p>57421577444,6</text:p>
          </table:table-cell>
          <table:table-cell table:style-name="ce9" table:formula="of:=([.J31]+[.J32]+[.J33]+[.J34]+[.J35])/5" office:value-type="float" office:value="0.117006" calcext:value-type="float">
            <text:p>0,117006</text:p>
          </table:table-cell>
          <table:table-cell table:style-name="ce9" table:formula="of:=([.K31]+[.K32]+[.K33]+[.K34]+[.K35])/5" office:value-type="float" office:value="0" calcext:value-type="float">
            <text:p>0</text:p>
          </table:table-cell>
          <table:table-cell table:style-name="ce9" table:formula="of:=([.L31]+[.L32]+[.L33]+[.L34]+[.L35])/5" office:value-type="float" office:value="0.117006" calcext:value-type="float">
            <text:p>0,117006</text:p>
          </table:table-cell>
          <table:table-cell table:style-name="ce2" table:formula="of:=([.M31]+[.M32]+[.M33]+[.M34]+[.M35])/5" office:value-type="float" office:value="11358689749.2" calcext:value-type="float">
            <text:p>11358689749,2</text:p>
          </table:table-cell>
          <table:table-cell table:style-name="ce9" table:formula="of:=([.N31]+[.N32]+[.N33]+[.N34]+[.N35])/5" office:value-type="float" office:value="0.900865" calcext:value-type="float">
            <text:p>0,900865</text:p>
          </table:table-cell>
          <table:table-cell table:style-name="ce9" table:formula="of:=([.O31]+[.O32]+[.O33]+[.O34]+[.O35])/5" office:value-type="float" office:value="830" calcext:value-type="float">
            <text:p>830</text:p>
          </table:table-cell>
          <table:table-cell table:style-name="ce9" table:formula="of:=([.P31]+[.P32]+[.P33]+[.P34]+[.P35])/5" office:value-type="float" office:value="1.34695" calcext:value-type="float">
            <text:p>1,34695</text:p>
          </table:table-cell>
          <table:table-cell table:style-name="ce2" table:formula="of:=([.Q31]+[.Q32]+[.Q33]+[.Q34]+[.Q35])/5" office:value-type="float" office:value="19458647632" calcext:value-type="float">
            <text:p>19458647632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464910689" calcext:value-type="float">
            <text:p>12464910689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table:style-name="ce1" office:value-type="float" office:value="60608271568" calcext:value-type="float">
            <text:p>6060827156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69469746" calcext:value-type="float">
            <text:p>12469469746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table:style-name="ce1" office:value-type="float" office:value="22166760722" calcext:value-type="float">
            <text:p>2216676072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84421448" calcext:value-type="float">
            <text:p>12384421448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table:style-name="ce1" office:value-type="float" office:value="61145554766" calcext:value-type="float">
            <text:p>6114555476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039566369" calcext:value-type="float">
            <text:p>12039566369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table:style-name="ce1" office:value-type="float" office:value="21725771361" calcext:value-type="float">
            <text:p>2172577136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53122685" calcext:value-type="float">
            <text:p>12253122685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table:style-name="ce1" office:value-type="float" office:value="62192047139" calcext:value-type="float">
            <text:p>6219204713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922486637" calcext:value-type="float">
            <text:p>11922486637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table:style-name="ce1" office:value-type="float" office:value="21366890994" calcext:value-type="float">
            <text:p>2136689099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88746663" calcext:value-type="float">
            <text:p>12188746663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table:style-name="ce1" office:value-type="float" office:value="61435823194" calcext:value-type="float">
            <text:p>6143582319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58617315" calcext:value-type="float">
            <text:p>12358617315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table:style-name="ce1" office:value-type="float" office:value="22324009430" calcext:value-type="float">
            <text:p>2232400943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46592827" calcext:value-type="float">
            <text:p>12246592827</text:p>
          </table:table-cell>
          <table:table-cell office:value-type="float" office:value="3.4308" calcext:value-type="float">
            <text:p>3,4308</text:p>
          </table:table-cell>
          <table:table-cell office:value-type="float" office:value="1888" calcext:value-type="float">
            <text:p>1888</text:p>
          </table:table-cell>
          <table:table-cell office:value-type="float" office:value="4.27556" calcext:value-type="float">
            <text:p>4,27556</text:p>
          </table:table-cell>
          <table:table-cell table:style-name="ce1" office:value-type="float" office:value="61627220341" calcext:value-type="float">
            <text:p>6162722034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050515012" calcext:value-type="float">
            <text:p>12050515012</text:p>
          </table:table-cell>
          <table:table-cell office:value-type="float" office:value="0.897051" calcext:value-type="float">
            <text:p>0,897051</text:p>
          </table:table-cell>
          <table:table-cell office:value-type="float" office:value="1731" calcext:value-type="float">
            <text:p>1731</text:p>
          </table:table-cell>
          <table:table-cell office:value-type="float" office:value="1.3822" calcext:value-type="float">
            <text:p>1,3822</text:p>
          </table:table-cell>
          <table:table-cell table:style-name="ce1" office:value-type="float" office:value="22453262248" calcext:value-type="float">
            <text:p>2245326224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105452" calcext:value-type="float">
            <text:p>0,105452</text:p>
          </table:table-cell>
          <table:table-cell table:formula="of:=([.C38]+[.C39]+[.C40]+[.C41]+[.C42])/5" office:value-type="float" office:value="21" calcext:value-type="float">
            <text:p>21</text:p>
          </table:table-cell>
          <table:table-cell table:formula="of:=([.D38]+[.D39]+[.D40]+[.D41]+[.D42])/5" office:value-type="float" office:value="0.106576" calcext:value-type="float">
            <text:p>0,106576</text:p>
          </table:table-cell>
          <table:table-cell table:style-name="ce1" table:formula="of:=([.E38]+[.E39]+[.E40]+[.E41]+[.E42])/5" office:value-type="float" office:value="12307558862.4" calcext:value-type="float">
            <text:p>12307558862,4</text:p>
          </table:table-cell>
          <table:table-cell table:formula="of:=([.F38]+[.F39]+[.F40]+[.F41]+[.F42])/5" office:value-type="float" office:value="3.4308" calcext:value-type="float">
            <text:p>3,4308</text:p>
          </table:table-cell>
          <table:table-cell table:formula="of:=([.G38]+[.G39]+[.G40]+[.G41]+[.G42])/5" office:value-type="float" office:value="1888" calcext:value-type="float">
            <text:p>1888</text:p>
          </table:table-cell>
          <table:table-cell table:formula="of:=([.H38]+[.H39]+[.H40]+[.H41]+[.H42])/5" office:value-type="float" office:value="4.27556" calcext:value-type="float">
            <text:p>4,27556</text:p>
          </table:table-cell>
          <table:table-cell table:style-name="ce1" table:formula="of:=([.I38]+[.I39]+[.I40]+[.I41]+[.I42])/5" office:value-type="float" office:value="61401783401.6" calcext:value-type="float">
            <text:p>61401783401,6</text:p>
          </table:table-cell>
          <table:table-cell table:formula="of:=([.J38]+[.J39]+[.J40]+[.J41]+[.J42])/5" office:value-type="float" office:value="0.117006" calcext:value-type="float">
            <text:p>0,117006</text:p>
          </table:table-cell>
          <table:table-cell table:formula="of:=([.K38]+[.K39]+[.K40]+[.K41]+[.K42])/5" office:value-type="float" office:value="0" calcext:value-type="float">
            <text:p>0</text:p>
          </table:table-cell>
          <table:table-cell table:formula="of:=([.L38]+[.L39]+[.L40]+[.L41]+[.L42])/5" office:value-type="float" office:value="0.117006" calcext:value-type="float">
            <text:p>0,117006</text:p>
          </table:table-cell>
          <table:table-cell table:style-name="ce1" table:formula="of:=([.M38]+[.M39]+[.M40]+[.M41]+[.M42])/5" office:value-type="float" office:value="12168131015.8" calcext:value-type="float">
            <text:p>12168131015,8</text:p>
          </table:table-cell>
          <table:table-cell table:formula="of:=([.N38]+[.N39]+[.N40]+[.N41]+[.N42])/5" office:value-type="float" office:value="0.897051" calcext:value-type="float">
            <text:p>0,897051</text:p>
          </table:table-cell>
          <table:table-cell table:formula="of:=([.O38]+[.O39]+[.O40]+[.O41]+[.O42])/5" office:value-type="float" office:value="1731" calcext:value-type="float">
            <text:p>1731</text:p>
          </table:table-cell>
          <table:table-cell table:formula="of:=([.P38]+[.P39]+[.P40]+[.P41]+[.P42])/5" office:value-type="float" office:value="1.3822" calcext:value-type="float">
            <text:p>1,3822</text:p>
          </table:table-cell>
          <table:table-cell table:style-name="ce1" table:formula="of:=([.Q38]+[.Q39]+[.Q40]+[.Q41]+[.Q42])/5" office:value-type="float" office:value="22007338951" calcext:value-type="float">
            <text:p>22007338951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92676570" calcext:value-type="float">
            <text:p>12192676570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table:style-name="ce1" office:value-type="float" office:value="61627111161" calcext:value-type="float">
            <text:p>6162711116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59653602" calcext:value-type="float">
            <text:p>12859653602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table:style-name="ce1" office:value-type="float" office:value="22424677460" calcext:value-type="float">
            <text:p>2242467746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98039876" calcext:value-type="float">
            <text:p>12198039876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table:style-name="ce1" office:value-type="float" office:value="63526874651" calcext:value-type="float">
            <text:p>6352687465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3328090569" calcext:value-type="float">
            <text:p>13328090569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table:style-name="ce1" office:value-type="float" office:value="22416921923" calcext:value-type="float">
            <text:p>2241692192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72762634" calcext:value-type="float">
            <text:p>12172762634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table:style-name="ce1" office:value-type="float" office:value="63138975750" calcext:value-type="float">
            <text:p>6313897575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706805846" calcext:value-type="float">
            <text:p>12706805846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table:style-name="ce1" office:value-type="float" office:value="22425723093" calcext:value-type="float">
            <text:p>2242572309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20260961" calcext:value-type="float">
            <text:p>12320260961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table:style-name="ce1" office:value-type="float" office:value="67381486847" calcext:value-type="float">
            <text:p>673814868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829800184" calcext:value-type="float">
            <text:p>12829800184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table:style-name="ce1" office:value-type="float" office:value="22542312368" calcext:value-type="float">
            <text:p>2254231236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28650491" calcext:value-type="float">
            <text:p>12128650491</text:p>
          </table:table-cell>
          <table:table-cell office:value-type="float" office:value="3.76155" calcext:value-type="float">
            <text:p>3,76155</text:p>
          </table:table-cell>
          <table:table-cell office:value-type="float" office:value="2182" calcext:value-type="float">
            <text:p>2182</text:p>
          </table:table-cell>
          <table:table-cell office:value-type="float" office:value="4.71925" calcext:value-type="float">
            <text:p>4,71925</text:p>
          </table:table-cell>
          <table:table-cell table:style-name="ce1" office:value-type="float" office:value="63902278826" calcext:value-type="float">
            <text:p>6390227882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47124406" calcext:value-type="float">
            <text:p>12247124406</text:p>
          </table:table-cell>
          <table:table-cell office:value-type="float" office:value="0.886693" calcext:value-type="float">
            <text:p>0,886693</text:p>
          </table:table-cell>
          <table:table-cell office:value-type="float" office:value="1915" calcext:value-type="float">
            <text:p>1915</text:p>
          </table:table-cell>
          <table:table-cell office:value-type="float" office:value="1.4169" calcext:value-type="float">
            <text:p>1,4169</text:p>
          </table:table-cell>
          <table:table-cell table:style-name="ce1" office:value-type="float" office:value="22165547484" calcext:value-type="float">
            <text:p>2216554748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05452" calcext:value-type="float">
            <text:p>0,105452</text:p>
          </table:table-cell>
          <table:table-cell table:formula="of:=([.C45]+[.C46]+[.C47]+[.C48]+[.C49])/5" office:value-type="float" office:value="21" calcext:value-type="float">
            <text:p>21</text:p>
          </table:table-cell>
          <table:table-cell table:formula="of:=([.D45]+[.D46]+[.D47]+[.D48]+[.D49])/5" office:value-type="float" office:value="0.106576" calcext:value-type="float">
            <text:p>0,106576</text:p>
          </table:table-cell>
          <table:table-cell table:style-name="ce1" table:formula="of:=([.E45]+[.E46]+[.E47]+[.E48]+[.E49])/5" office:value-type="float" office:value="12202478106.4" calcext:value-type="float">
            <text:p>12202478106,4</text:p>
          </table:table-cell>
          <table:table-cell table:formula="of:=([.F45]+[.F46]+[.F47]+[.F48]+[.F49])/5" office:value-type="float" office:value="3.76155" calcext:value-type="float">
            <text:p>3,76155</text:p>
          </table:table-cell>
          <table:table-cell table:formula="of:=([.G45]+[.G46]+[.G47]+[.G48]+[.G49])/5" office:value-type="float" office:value="2182" calcext:value-type="float">
            <text:p>2182</text:p>
          </table:table-cell>
          <table:table-cell table:formula="of:=([.H45]+[.H46]+[.H47]+[.H48]+[.H49])/5" office:value-type="float" office:value="4.71925" calcext:value-type="float">
            <text:p>4,71925</text:p>
          </table:table-cell>
          <table:table-cell table:style-name="ce1" table:formula="of:=([.I45]+[.I46]+[.I47]+[.I48]+[.I49])/5" office:value-type="float" office:value="63915345447" calcext:value-type="float">
            <text:p>63915345447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12794294921.4" calcext:value-type="float">
            <text:p>12794294921,4</text:p>
          </table:table-cell>
          <table:table-cell table:formula="of:=([.N45]+[.N46]+[.N47]+[.N48]+[.N49])/5" office:value-type="float" office:value="0.886693" calcext:value-type="float">
            <text:p>0,886693</text:p>
          </table:table-cell>
          <table:table-cell table:formula="of:=([.O45]+[.O46]+[.O47]+[.O48]+[.O49])/5" office:value-type="float" office:value="1915" calcext:value-type="float">
            <text:p>1915</text:p>
          </table:table-cell>
          <table:table-cell table:formula="of:=([.P45]+[.P46]+[.P47]+[.P48]+[.P49])/5" office:value-type="float" office:value="1.4169" calcext:value-type="float">
            <text:p>1,4169</text:p>
          </table:table-cell>
          <table:table-cell table:style-name="ce1" table:formula="of:=([.Q45]+[.Q46]+[.Q47]+[.Q48]+[.Q49])/5" office:value-type="float" office:value="22395036465.6" calcext:value-type="float">
            <text:p>22395036465,6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16303548" calcext:value-type="float">
            <text:p>12216303548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table:style-name="ce1" office:value-type="float" office:value="61854858489" calcext:value-type="float">
            <text:p>6185485848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84928766" calcext:value-type="float">
            <text:p>12484928766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table:style-name="ce1" office:value-type="float" office:value="22310916494" calcext:value-type="float">
            <text:p>2231091649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59868779" calcext:value-type="float">
            <text:p>12259868779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table:style-name="ce1" office:value-type="float" office:value="63317542457" calcext:value-type="float">
            <text:p>6331754245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42934464" calcext:value-type="float">
            <text:p>12442934464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table:style-name="ce1" office:value-type="float" office:value="22594907432" calcext:value-type="float">
            <text:p>2259490743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24515056" calcext:value-type="float">
            <text:p>12324515056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table:style-name="ce1" office:value-type="float" office:value="63501947540" calcext:value-type="float">
            <text:p>635019475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091993070" calcext:value-type="float">
            <text:p>12091993070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table:style-name="ce1" office:value-type="float" office:value="22482028605" calcext:value-type="float">
            <text:p>2248202860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10610189" calcext:value-type="float">
            <text:p>12310610189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table:style-name="ce1" office:value-type="float" office:value="63258026577" calcext:value-type="float">
            <text:p>6325802657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34550311" calcext:value-type="float">
            <text:p>12434550311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table:style-name="ce1" office:value-type="float" office:value="22187098348" calcext:value-type="float">
            <text:p>22187098348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43017879" calcext:value-type="float">
            <text:p>12343017879</text:p>
          </table:table-cell>
          <table:table-cell office:value-type="float" office:value="3.36452" calcext:value-type="float">
            <text:p>3,36452</text:p>
          </table:table-cell>
          <table:table-cell office:value-type="float" office:value="2913" calcext:value-type="float">
            <text:p>2913</text:p>
          </table:table-cell>
          <table:table-cell office:value-type="float" office:value="4.61404" calcext:value-type="float">
            <text:p>4,61404</text:p>
          </table:table-cell>
          <table:table-cell table:style-name="ce1" office:value-type="float" office:value="62890998815" calcext:value-type="float">
            <text:p>6289099881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78876683" calcext:value-type="float">
            <text:p>12378876683</text:p>
          </table:table-cell>
          <table:table-cell office:value-type="float" office:value="0.890591" calcext:value-type="float">
            <text:p>0,890591</text:p>
          </table:table-cell>
          <table:table-cell office:value-type="float" office:value="1684" calcext:value-type="float">
            <text:p>1684</text:p>
          </table:table-cell>
          <table:table-cell office:value-type="float" office:value="1.35793" calcext:value-type="float">
            <text:p>1,35793</text:p>
          </table:table-cell>
          <table:table-cell table:style-name="ce1" office:value-type="float" office:value="22373206079" calcext:value-type="float">
            <text:p>2237320607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12290863090.2" calcext:value-type="float">
            <text:p>12290863090,2</text:p>
          </table:table-cell>
          <table:table-cell table:formula="of:=([.F52]+[.F53]+[.F54]+[.F55]+[.F56])/5" office:value-type="float" office:value="3.36452" calcext:value-type="float">
            <text:p>3,36452</text:p>
          </table:table-cell>
          <table:table-cell table:formula="of:=([.G52]+[.G53]+[.G54]+[.G55]+[.G56])/5" office:value-type="float" office:value="2913" calcext:value-type="float">
            <text:p>2913</text:p>
          </table:table-cell>
          <table:table-cell table:formula="of:=([.H52]+[.H53]+[.H54]+[.H55]+[.H56])/5" office:value-type="float" office:value="4.61404" calcext:value-type="float">
            <text:p>4,61404</text:p>
          </table:table-cell>
          <table:table-cell table:style-name="ce1" table:formula="of:=([.I52]+[.I53]+[.I54]+[.I55]+[.I56])/5" office:value-type="float" office:value="62964674775.6" calcext:value-type="float">
            <text:p>62964674775,6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12366656658.8" calcext:value-type="float">
            <text:p>12366656658,8</text:p>
          </table:table-cell>
          <table:table-cell table:formula="of:=([.N52]+[.N53]+[.N54]+[.N55]+[.N56])/5" office:value-type="float" office:value="0.890591" calcext:value-type="float">
            <text:p>0,890591</text:p>
          </table:table-cell>
          <table:table-cell table:formula="of:=([.O52]+[.O53]+[.O54]+[.O55]+[.O56])/5" office:value-type="float" office:value="1684" calcext:value-type="float">
            <text:p>1684</text:p>
          </table:table-cell>
          <table:table-cell table:formula="of:=([.P52]+[.P53]+[.P54]+[.P55]+[.P56])/5" office:value-type="float" office:value="1.35793" calcext:value-type="float">
            <text:p>1,35793</text:p>
          </table:table-cell>
          <table:table-cell table:style-name="ce1" table:formula="of:=([.Q52]+[.Q53]+[.Q54]+[.Q55]+[.Q56])/5" office:value-type="float" office:value="22389631391.6" calcext:value-type="float">
            <text:p>22389631391,6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431195417" calcext:value-type="float">
            <text:p>12431195417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table:style-name="ce1" office:value-type="float" office:value="63245111805" calcext:value-type="float">
            <text:p>6324511180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653453839" calcext:value-type="float">
            <text:p>12653453839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table:style-name="ce1" office:value-type="float" office:value="22369067083" calcext:value-type="float">
            <text:p>2236906708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80966503" calcext:value-type="float">
            <text:p>12380966503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table:style-name="ce1" office:value-type="float" office:value="65027883092" calcext:value-type="float">
            <text:p>650278830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04742288" calcext:value-type="float">
            <text:p>12304742288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table:style-name="ce1" office:value-type="float" office:value="22229841811" calcext:value-type="float">
            <text:p>2222984181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505652577" calcext:value-type="float">
            <text:p>12505652577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table:style-name="ce1" office:value-type="float" office:value="66367913943" calcext:value-type="float">
            <text:p>6636791394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57392608" calcext:value-type="float">
            <text:p>12357392608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table:style-name="ce1" office:value-type="float" office:value="21905430380" calcext:value-type="float">
            <text:p>2190543038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444515218" calcext:value-type="float">
            <text:p>12444515218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table:style-name="ce1" office:value-type="float" office:value="66418052271" calcext:value-type="float">
            <text:p>6641805227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045061802" calcext:value-type="float">
            <text:p>12045061802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table:style-name="ce1" office:value-type="float" office:value="21569585445" calcext:value-type="float">
            <text:p>2156958544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64596471" calcext:value-type="float">
            <text:p>12264596471</text:p>
          </table:table-cell>
          <table:table-cell office:value-type="float" office:value="3.48694" calcext:value-type="float">
            <text:p>3,48694</text:p>
          </table:table-cell>
          <table:table-cell office:value-type="float" office:value="2727" calcext:value-type="float">
            <text:p>2727</text:p>
          </table:table-cell>
          <table:table-cell office:value-type="float" office:value="4.64652" calcext:value-type="float">
            <text:p>4,64652</text:p>
          </table:table-cell>
          <table:table-cell table:style-name="ce1" office:value-type="float" office:value="63484064103" calcext:value-type="float">
            <text:p>6348406410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98605583" calcext:value-type="float">
            <text:p>12298605583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750" calcext:value-type="float">
            <text:p>1750</text:p>
          </table:table-cell>
          <table:table-cell office:value-type="float" office:value="1.36647" calcext:value-type="float">
            <text:p>1,36647</text:p>
          </table:table-cell>
          <table:table-cell table:style-name="ce1" office:value-type="float" office:value="22631395318" calcext:value-type="float">
            <text:p>2263139531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105452" calcext:value-type="float">
            <text:p>0,105452</text:p>
          </table:table-cell>
          <table:table-cell table:formula="of:=([.C59]+[.C60]+[.C61]+[.C62]+[.C63])/5" office:value-type="float" office:value="21" calcext:value-type="float">
            <text:p>21</text:p>
          </table:table-cell>
          <table:table-cell table:formula="of:=([.D59]+[.D60]+[.D61]+[.D62]+[.D63])/5" office:value-type="float" office:value="0.106576" calcext:value-type="float">
            <text:p>0,106576</text:p>
          </table:table-cell>
          <table:table-cell table:style-name="ce1" table:formula="of:=([.E59]+[.E60]+[.E61]+[.E62]+[.E63])/5" office:value-type="float" office:value="12405385237.2" calcext:value-type="float">
            <text:p>12405385237,2</text:p>
          </table:table-cell>
          <table:table-cell table:formula="of:=([.F59]+[.F60]+[.F61]+[.F62]+[.F63])/5" office:value-type="float" office:value="3.48694" calcext:value-type="float">
            <text:p>3,48694</text:p>
          </table:table-cell>
          <table:table-cell table:formula="of:=([.G59]+[.G60]+[.G61]+[.G62]+[.G63])/5" office:value-type="float" office:value="2727" calcext:value-type="float">
            <text:p>2727</text:p>
          </table:table-cell>
          <table:table-cell table:formula="of:=([.H59]+[.H60]+[.H61]+[.H62]+[.H63])/5" office:value-type="float" office:value="4.64652" calcext:value-type="float">
            <text:p>4,64652</text:p>
          </table:table-cell>
          <table:table-cell table:style-name="ce1" table:formula="of:=([.I59]+[.I60]+[.I61]+[.I62]+[.I63])/5" office:value-type="float" office:value="64908605042.8" calcext:value-type="float">
            <text:p>64908605042,8</text:p>
          </table:table-cell>
          <table:table-cell table:formula="of:=([.J59]+[.J60]+[.J61]+[.J62]+[.J63])/5" office:value-type="float" office:value="0.117006" calcext:value-type="float">
            <text:p>0,117006</text:p>
          </table:table-cell>
          <table:table-cell table:formula="of:=([.K59]+[.K60]+[.K61]+[.K62]+[.K63])/5" office:value-type="float" office:value="0" calcext:value-type="float">
            <text:p>0</text:p>
          </table:table-cell>
          <table:table-cell table:formula="of:=([.L59]+[.L60]+[.L61]+[.L62]+[.L63])/5" office:value-type="float" office:value="0.117006" calcext:value-type="float">
            <text:p>0,117006</text:p>
          </table:table-cell>
          <table:table-cell table:style-name="ce1" table:formula="of:=([.M59]+[.M60]+[.M61]+[.M62]+[.M63])/5" office:value-type="float" office:value="12331851224" calcext:value-type="float">
            <text:p>12331851224</text:p>
          </table:table-cell>
          <table:table-cell table:formula="of:=([.N59]+[.N60]+[.N61]+[.N62]+[.N63])/5" office:value-type="float" office:value="0.88425" calcext:value-type="float">
            <text:p>0,88425</text:p>
          </table:table-cell>
          <table:table-cell table:formula="of:=([.O59]+[.O60]+[.O61]+[.O62]+[.O63])/5" office:value-type="float" office:value="1750" calcext:value-type="float">
            <text:p>1750</text:p>
          </table:table-cell>
          <table:table-cell table:formula="of:=([.P59]+[.P60]+[.P61]+[.P62]+[.P63])/5" office:value-type="float" office:value="1.36647" calcext:value-type="float">
            <text:p>1,36647</text:p>
          </table:table-cell>
          <table:table-cell table:style-name="ce1" table:formula="of:=([.Q59]+[.Q60]+[.Q61]+[.Q62]+[.Q63])/5" office:value-type="float" office:value="22141064007.4" calcext:value-type="float">
            <text:p>22141064007,4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2313212500" calcext:value-type="float">
            <text:p>12313212500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table:style-name="ce1" office:value-type="float" office:value="62961086213" calcext:value-type="float">
            <text:p>6296108621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78190800" calcext:value-type="float">
            <text:p>12478190800</text:p>
          </table:table-cell>
          <table:table-cell table:style-name="ce10"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table:style-name="ce1" office:value-type="float" office:value="21763458911" calcext:value-type="float">
            <text:p>2176345891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1829439702" calcext:value-type="float">
            <text:p>11829439702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table:style-name="ce1" office:value-type="float" office:value="64629660316" calcext:value-type="float">
            <text:p>6462966031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35606794" calcext:value-type="float">
            <text:p>12235606794</text:p>
          </table:table-cell>
          <table:table-cell table:style-name="ce10"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table:style-name="ce1" office:value-type="float" office:value="21882443282" calcext:value-type="float">
            <text:p>2188244328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1804539842" calcext:value-type="float">
            <text:p>11804539842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table:style-name="ce1" office:value-type="float" office:value="64752244168" calcext:value-type="float">
            <text:p>6475224416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73147666" calcext:value-type="float">
            <text:p>12273147666</text:p>
          </table:table-cell>
          <table:table-cell table:style-name="ce10"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table:style-name="ce1" office:value-type="float" office:value="21659350963" calcext:value-type="float">
            <text:p>2165935096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1705351534" calcext:value-type="float">
            <text:p>11705351534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table:style-name="ce1" office:value-type="float" office:value="65269248821" calcext:value-type="float">
            <text:p>65269248821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560406271" calcext:value-type="float">
            <text:p>12560406271</text:p>
          </table:table-cell>
          <table:table-cell table:style-name="ce10"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table:style-name="ce1" office:value-type="float" office:value="21784606927" calcext:value-type="float">
            <text:p>2178460692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105452" calcext:value-type="float">
            <text:p>0,10545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106576" calcext:value-type="float">
            <text:p>0,106576</text:p>
          </table:table-cell>
          <table:table-cell table:style-name="ce13" office:value-type="float" office:value="11684064687" calcext:value-type="float">
            <text:p>11684064687</text:p>
          </table:table-cell>
          <table:table-cell office:value-type="float" office:value="3.9141" calcext:value-type="float">
            <text:p>3,9141</text:p>
          </table:table-cell>
          <table:table-cell office:value-type="float" office:value="2369" calcext:value-type="float">
            <text:p>2369</text:p>
          </table:table-cell>
          <table:table-cell office:value-type="float" office:value="4.91641" calcext:value-type="float">
            <text:p>4,91641</text:p>
          </table:table-cell>
          <table:table-cell table:style-name="ce1" office:value-type="float" office:value="65341264292" calcext:value-type="float">
            <text:p>6534126429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83660508" calcext:value-type="float">
            <text:p>12483660508</text:p>
          </table:table-cell>
          <table:table-cell table:style-name="ce10" office:value-type="float" office:value="0.878326" calcext:value-type="float">
            <text:p>0,878326</text:p>
          </table:table-cell>
          <table:table-cell office:value-type="float" office:value="1862" calcext:value-type="float">
            <text:p>1862</text:p>
          </table:table-cell>
          <table:table-cell office:value-type="float" office:value="1.3886" calcext:value-type="float">
            <text:p>1,3886</text:p>
          </table:table-cell>
          <table:table-cell table:style-name="ce1" office:value-type="float" office:value="22093193243" calcext:value-type="float">
            <text:p>22093193243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105452" calcext:value-type="float">
            <text:p>0,105452</text:p>
          </table:table-cell>
          <table:table-cell table:style-name="ce9" table:formula="of:=([.C66]+[.C67]+[.C68]+[.C69]+[.C70])/5" office:value-type="float" office:value="21" calcext:value-type="float">
            <text:p>21</text:p>
          </table:table-cell>
          <table:table-cell table:style-name="ce9" table:formula="of:=([.D66]+[.D67]+[.D68]+[.D69]+[.D70])/5" office:value-type="float" office:value="0.106576" calcext:value-type="float">
            <text:p>0,106576</text:p>
          </table:table-cell>
          <table:table-cell table:style-name="ce2" table:formula="of:=([.E66]+[.E67]+[.E68]+[.E69]+[.E70])/5" office:value-type="float" office:value="11867321653" calcext:value-type="float">
            <text:p>11867321653</text:p>
          </table:table-cell>
          <table:table-cell table:style-name="ce9" table:formula="of:=([.F66]+[.F67]+[.F68]+[.F69]+[.F70])/5" office:value-type="float" office:value="3.9141" calcext:value-type="float">
            <text:p>3,9141</text:p>
          </table:table-cell>
          <table:table-cell table:style-name="ce9" table:formula="of:=([.G66]+[.G67]+[.G68]+[.G69]+[.G70])/5" office:value-type="float" office:value="2369" calcext:value-type="float">
            <text:p>2369</text:p>
          </table:table-cell>
          <table:table-cell table:style-name="ce9" table:formula="of:=([.H66]+[.H67]+[.H68]+[.H69]+[.H70])/5" office:value-type="float" office:value="4.91641" calcext:value-type="float">
            <text:p>4,91641</text:p>
          </table:table-cell>
          <table:table-cell table:style-name="ce2" table:formula="of:=([.I66]+[.I67]+[.I68]+[.I69]+[.I70])/5" office:value-type="float" office:value="64590700762" calcext:value-type="float">
            <text:p>64590700762</text:p>
          </table:table-cell>
          <table:table-cell table:style-name="ce9" table:formula="of:=([.J66]+[.J67]+[.J68]+[.J69]+[.J70])/5" office:value-type="float" office:value="0.117006" calcext:value-type="float">
            <text:p>0,117006</text:p>
          </table:table-cell>
          <table:table-cell table:style-name="ce9" table:formula="of:=([.K66]+[.K67]+[.K68]+[.K69]+[.K70])/5" office:value-type="float" office:value="0" calcext:value-type="float">
            <text:p>0</text:p>
          </table:table-cell>
          <table:table-cell table:style-name="ce9" table:formula="of:=([.L66]+[.L67]+[.L68]+[.L69]+[.L70])/5" office:value-type="float" office:value="0.117006" calcext:value-type="float">
            <text:p>0,117006</text:p>
          </table:table-cell>
          <table:table-cell table:style-name="ce2" table:formula="of:=([.M66]+[.M67]+[.M68]+[.M69]+[.M70])/5" office:value-type="float" office:value="12406202407.8" calcext:value-type="float">
            <text:p>12406202407,8</text:p>
          </table:table-cell>
          <table:table-cell table:style-name="ce9" table:formula="of:=([.N66]+[.N67]+[.N68]+[.N69]+[.N70])/5" office:value-type="float" office:value="0.878326" calcext:value-type="float">
            <text:p>0,878326</text:p>
          </table:table-cell>
          <table:table-cell table:style-name="ce9" table:formula="of:=([.O66]+[.O67]+[.O68]+[.O69]+[.O70])/5" office:value-type="float" office:value="1862" calcext:value-type="float">
            <text:p>1862</text:p>
          </table:table-cell>
          <table:table-cell table:style-name="ce9" table:formula="of:=([.P66]+[.P67]+[.P68]+[.P69]+[.P70])/5" office:value-type="float" office:value="1.3886" calcext:value-type="float">
            <text:p>1,3886</text:p>
          </table:table-cell>
          <table:table-cell table:style-name="ce2" table:formula="of:=([.Q66]+[.Q67]+[.Q68]+[.Q69]+[.Q70])/5" office:value-type="float" office:value="21836610665.2" calcext:value-type="float">
            <text:p>21836610665,2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33:46.7147401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36:04.175828280</dc:date>
    <meta:editing-duration>PT15M21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